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met" svg:font-family="Helmet, Freesans,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1563in" fo:margin-bottom="0.1563in" fo:text-align="start" style:justify-single-word="false" fo:widows="1" fo:text-indent="0in" style:auto-text-indent="false" fo:padding="0in" fo:border="none"/>
      <style:text-properties fo:font-variant="normal" fo:text-transform="none" fo:color="#000000" style:font-name="Helmet" fo:font-size="9.75pt" fo:letter-spacing="normal" fo:font-style="normal" fo:font-weight="normal"/>
    </style:style>
    <style:style style:name="P2" style:family="paragraph" style:parent-style-name="Text_20_body">
      <style:paragraph-properties fo:margin-left="0in" fo:margin-right="0in" fo:margin-top="0.1563in" fo:margin-bottom="0.1563in" fo:text-align="start" style:justify-single-word="false" fo:widows="1" fo:text-indent="0in" style:auto-text-indent="false" fo:padding="0in" fo:border="none"/>
      <style:text-properties fo:font-variant="normal" fo:text-transform="none" fo:color="#000000" fo:letter-spacing="normal"/>
    </style:style>
    <style:style style:name="P3" style:family="paragraph" style:parent-style-name="Text_20_body">
      <style:paragraph-properties fo:margin-left="0in" fo:margin-right="0in" fo:margin-top="0in" fo:margin-bottom="0in" fo:text-indent="0in" style:auto-text-indent="false" fo:padding="0in" fo:border="none"/>
    </style:style>
    <style:style style:name="P4" style:family="paragraph" style:parent-style-name="Text_20_body">
      <style:paragraph-properties fo:margin-left="0in" fo:margin-right="0in" fo:margin-top="0in" fo:margin-bottom="0in" fo:text-align="start" style:justify-single-word="false" fo:widows="1" fo:text-indent="0in" style:auto-text-indent="false" fo:padding="0in" fo:border="none"/>
      <style:text-properties fo:font-variant="normal" fo:text-transform="none" fo:color="#000000" style:font-name="Helmet" fo:font-size="9.75pt" fo:letter-spacing="normal" fo:font-style="italic" fo:font-weight="normal" fo:background-color="transparent"/>
    </style:style>
    <style:style style:name="P5" style:family="paragraph" style:parent-style-name="Text_20_body">
      <style:paragraph-properties fo:margin-left="0in" fo:margin-right="0in" fo:margin-top="0in" fo:margin-bottom="0in" fo:text-indent="0in" style:auto-text-indent="false" fo:padding="0in" fo:border="none"/>
      <style:text-properties fo:font-variant="normal" fo:text-transform="none" fo:color="#000000" style:font-name="Helmet" fo:font-size="9.75pt" fo:letter-spacing="normal" fo:font-style="normal" fo:font-weight="normal" style:font-name-asian="Helmet" style:font-size-asian="9.75pt" style:font-style-asian="normal" style:font-weight-asian="normal" style:font-name-complex="Helmet" style:font-size-complex="9.75pt" style:font-style-complex="normal" style:font-weight-complex="normal"/>
    </style:style>
    <style:style style:name="P6" style:family="paragraph" style:parent-style-name="Text_20_body">
      <style:paragraph-properties fo:margin-left="0in" fo:margin-right="0in" fo:margin-top="0in" fo:margin-bottom="0in" fo:text-align="start" style:justify-single-word="false" fo:widows="1" fo:text-indent="0in" style:auto-text-indent="false" fo:padding="0in" fo:border="none"/>
    </style:style>
    <style:style style:name="P7" style:family="paragraph" style:parent-style-name="Text_20_body">
      <style:paragraph-properties fo:margin-left="0.1043in" fo:margin-right="0in" fo:margin-top="0in" fo:margin-bottom="0in" fo:text-align="center" style:justify-single-word="false" fo:widows="1" fo:text-indent="0in" style:auto-text-indent="false" fo:padding="0in" fo:border="none"/>
      <style:text-properties fo:font-variant="normal" fo:text-transform="none" fo:color="#667286" style:text-line-through-style="none" fo:letter-spacing="normal" style:text-underline-style="none" style:text-blinking="false"/>
    </style:style>
    <style:style style:name="P8" style:family="paragraph" style:parent-style-name="Text_20_body">
      <style:paragraph-properties fo:margin-left="0.1043in" fo:margin-right="0in" fo:margin-top="0.1563in" fo:margin-bottom="0.1563in" fo:text-align="center" style:justify-single-word="false" fo:widows="1" fo:text-indent="0in" style:auto-text-indent="false" fo:background-color="transparent" fo:padding="0in" fo:border="none">
        <style:background-image/>
      </style:paragraph-properties>
      <style:text-properties fo:font-variant="normal" fo:text-transform="none" fo:color="#666666" style:font-name="sans-serif" fo:font-size="9.75pt" fo:letter-spacing="normal" fo:font-style="normal" fo:font-weight="normal"/>
    </style:style>
    <style:style style:name="T1" style:family="text">
      <style:text-properties style:font-name="Helmet" fo:font-size="9.75pt" fo:font-style="normal" fo:font-weight="normal"/>
    </style:style>
    <style:style style:name="T2" style:family="text">
      <style:text-properties fo:font-variant="normal" fo:text-transform="none" fo:color="#667286" style:text-line-through-style="none" style:font-name="Helmet" fo:font-size="9.75pt" fo:letter-spacing="normal" fo:font-style="normal" style:text-underline-style="none" fo:font-weight="normal" style:text-blinking="false"/>
    </style:style>
    <style:style style:name="T3" style:family="text">
      <style:text-properties fo:font-variant="normal" fo:text-transform="none" fo:color="#000000" style:font-name="Helmet" fo:font-size="9.75pt" fo:letter-spacing="normal" fo:font-style="normal" fo:font-weight="normal"/>
    </style:style>
    <style:style style:name="T4" style:family="text">
      <style:text-properties fo:font-variant="normal" fo:text-transform="none" fo:color="#0000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is is the first of two articles on an interview with President Obama’s half-brother Abongo “Roy” Malik Obama conducted via Skype with film director Joel Gilbert. The first article focuses on Malik Obama’s charge that Barack Obama exploited the family in Kenya for political purposes and now has abandoned them. The second article examines the family foundation Malik helped established in Barack Obama’s name and allegations Malik managed funds for the Muslim Brotherhood.</text:p>
      <text:p text:style-name="P1">NEW YORK – After making “a very big deal” of them in his autobiographical book and in his first campaign for the White House, President Obama has cynically abandoned members of his African family, charged half-brother Abongo “Roy” Malik Obama, who was the best man in the president’s wedding.</text:p>
      <text:p text:style-name="P6"><text:span text:style-name="T4">“</text:span><text:span text:style-name="T3">He says one thing and he does another,” said Malik Obama, speaking from his home in Kisumu, Kenya, </text:span><text:a xlink:type="simple" xlink:href="http://obamasrealfather.com/breaking_news009/"><text:span text:style-name="T2">via Skype with filmmaker Joel Gilbert</text:span></text:a><text:span text:style-name="T3">.</text:span></text:p>
      <text:p text:style-name="P2">“<text:span text:style-name="T1">He’s not been an honest man, as far as I’m concerned, in who he is and what he says and how he treats people,” Malik said of his half-brother, noting their relationship was once “very close.”</text:span></text:p>
      <text:p text:style-name="P6"><text:span text:style-name="T3">Gilbert, </text:span><text:a xlink:type="simple" xlink:href="http://obamasrealfather.com/"><text:span text:style-name="T2">producer of the documentary “Dreams From My Real Father,” which presents a theory that Obama’s mentor Frank Marshall Davis, who was a member of the Communist Party, was the president’s biological father</text:span></text:a><text:span text:style-name="T3">, asked how that made him feel, as the oldest brother in the family.</text:span></text:p>
      <text:p text:style-name="P2">“<text:span text:style-name="T1">Disappointed, disappointed, used and also betrayed,” Malik answered.</text:span></text:p>
      <text:p text:style-name="P2">“<text:span text:style-name="T1">In the beginning, I didn’t think he was a schemer. His real character, the real personality, the real him, is coming out now.”</text:span></text:p>
      <text:p text:style-name="P1">Malik said the way his half-brother “has turned and become a different person with the family is the same way that I see him behaving politically.”</text:p>
      <text:p text:style-name="P2">“<text:span text:style-name="T1">Do your other family members feel the same?” Gilbert asked.</text:span></text:p>
      <text:p text:style-name="P2">“<text:span text:style-name="T1">Yeah, a lot of them do,” Malik answered. “We may be putting a good face forward, (but) deep down inside everybody is really disappointed and upset and angry I guess.</text:span></text:p>
      <text:p text:style-name="P1">Obama made his African roots the focus of his autobiographical “Dreams from My Father” and his introduction to the nation in 2004 at the Democratic National Convention. At the DNC in Boston, Obama told of being the son of a “foreign student, born and raised in Kenya,” who “grew up herding goats” and went to school “in a tin-roof shack.”</text:p>
      <text:p text:style-name="P1">Malik recalled meeting Barack for the first time in 1985 on a trip to Washington, D.C.</text:p>
      <text:p text:style-name="P2">“<text:span text:style-name="T1">We had a couple of days we shared together, and I was just really overwhelmed and happy,” he said.</text:span></text:p>
      <text:p text:style-name="P1">Malik said he was the one who encouraged Barack to visit Kenya in 1988. Malik confirmed that he took Barack to visit the grave of their father, as told in “Dreams from My Father.”</text:p>
      <text:p text:style-name="P2">“<text:span text:style-name="T1">We were together and were really tight at the time and you could talk to him, and we just took everything for granted,” Malik recalled. “I loved him unconditionally, and I felt, I thought, he loved me and the family unconditionally.”</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met" svg:font-family="Helmet, Freesans,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1S</meta:editing-duration>
    <meta:editing-cycles>3</meta:editing-cycles>
    <meta:generator>OpenOffice.org/3.4.1$Win32 OpenOffice.org_project/341m1$Build-9593</meta:generator>
    <dc:date>2015-05-17T23:51:51.47</dc:date>
    <meta:document-statistic meta:table-count="0" meta:image-count="0" meta:object-count="0" meta:page-count="1" meta:paragraph-count="15" meta:word-count="503" meta:character-count="2880"/>
    <meta:user-defined meta:name="Info 1"/>
    <meta:user-defined meta:name="Info 2"/>
    <meta:user-defined meta:name="Info 3"/>
    <meta:user-defined meta:name="Info 4"/>
  </office:meta>
</office:document-meta>
</file>